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96934"/>
    </style:style>
    <style:style style:name="P2" style:family="paragraph" style:parent-style-name="Text_20_body">
      <style:text-properties officeooo:rsid="000bbb23" officeooo:paragraph-rsid="000bbb23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bbb23" officeooo:paragraph-rsid="000bbb23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db540" officeooo:paragraph-rsid="000db540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01121" officeooo:paragraph-rsid="00101121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023b7" officeooo:paragraph-rsid="001023b7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21a23" officeooo:paragraph-rsid="00121a23"/>
    </style:style>
    <style:style style:name="P8" style:family="paragraph" style:parent-style-name="Text_20_body">
      <style:paragraph-properties fo:margin-top="0cm" fo:margin-bottom="0cm" loext:contextual-spacing="false"/>
      <style:text-properties fo:font-style="normal" officeooo:rsid="000bbb23" officeooo:paragraph-rsid="000bbb23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style="normal" officeooo:rsid="000d01b6" officeooo:paragraph-rsid="000bbb23" style:font-style-asian="normal" style:font-style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style="normal" officeooo:rsid="000db540" officeooo:paragraph-rsid="000db540" style:font-style-asian="normal" style:font-style-complex="normal"/>
    </style:style>
    <style:style style:name="P11" style:family="paragraph" style:parent-style-name="Text_20_body">
      <style:paragraph-properties fo:margin-top="0cm" fo:margin-bottom="0cm" loext:contextual-spacing="false"/>
      <style:text-properties fo:font-style="normal" officeooo:rsid="00101121" officeooo:paragraph-rsid="00101121" style:font-style-asian="normal" style:font-style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style="normal" officeooo:rsid="001023b7" officeooo:paragraph-rsid="001023b7" style:font-style-asian="normal" style:font-style-complex="normal"/>
    </style:style>
    <style:style style:name="P13" style:family="paragraph" style:parent-style-name="Text_20_body">
      <style:paragraph-properties fo:margin-top="0cm" fo:margin-bottom="0cm" loext:contextual-spacing="false"/>
      <style:text-properties fo:font-style="normal" officeooo:rsid="0010ea9e" officeooo:paragraph-rsid="001023b7" style:font-style-asian="normal" style:font-style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style="normal" officeooo:rsid="00121a23" officeooo:paragraph-rsid="00121a23" style:font-style-asian="normal" style:font-style-complex="normal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21a23" officeooo:paragraph-rsid="00121a23"/>
    </style:style>
    <style:style style:name="P16" style:family="paragraph" style:parent-style-name="Standard_20__28_user_29_">
      <style:paragraph-properties fo:margin-top="0cm" fo:margin-bottom="0cm" loext:contextual-spacing="false"/>
      <style:text-properties fo:font-size="12pt" officeooo:rsid="00121a23" officeooo:paragraph-rsid="00121a23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/>
      <style:text-properties officeooo:rsid="00121a23" officeooo:paragraph-rsid="00121a2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01b6" style:font-style-asian="normal" style:font-style-complex="normal"/>
    </style:style>
    <style:style style:name="T4" style:family="text">
      <style:text-properties fo:font-style="normal" officeooo:rsid="000e3d06" style:font-style-asian="normal" style:font-style-complex="normal"/>
    </style:style>
    <style:style style:name="T5" style:family="text">
      <style:text-properties fo:font-style="normal" officeooo:rsid="0010ea9e" style:font-style-asian="normal" style:font-style-complex="normal"/>
    </style:style>
    <style:style style:name="T6" style:family="text">
      <style:text-properties fo:font-style="normal" officeooo:rsid="00128d7a" style:font-style-asian="normal" style:font-style-complex="normal"/>
    </style:style>
    <style:style style:name="T7" style:family="text">
      <style:text-properties fo:font-style="normal" officeooo:rsid="0014860e" style:font-style-asian="normal" style:font-style-complex="normal"/>
    </style:style>
    <style:style style:name="T8" style:family="text">
      <style:text-properties style:font-name="Calibri" fo:font-size="24pt" fo:letter-spacing="normal" style:font-size-asian="24pt"/>
    </style:style>
    <style:style style:name="T9" style:family="text">
      <style:text-properties style:font-name="Calibri" fo:font-size="24pt" fo:letter-spacing="normal" fo:font-style="normal" officeooo:rsid="00128d7a" style:font-size-asian="24pt" style:font-style-asian="normal" style:font-style-complex="normal"/>
    </style:style>
    <style:style style:name="T10" style:family="text">
      <style:text-properties style:font-name="Calibri" fo:letter-spacing="normal"/>
    </style:style>
    <style:style style:name="T11" style:family="text">
      <style:text-properties style:font-name="Calibri" fo:letter-spacing="normal" fo:font-style="normal" officeooo:rsid="00128d7a" style:font-style-asian="normal" style:font-style-complex="normal"/>
    </style:style>
    <style:style style:name="T12" style:family="text">
      <style:text-properties style:font-name="Calibri" fo:letter-spacing="normal" fo:font-style="normal" officeooo:rsid="0014f26a" style:font-style-asian="normal" style:font-style-complex="normal"/>
    </style:style>
    <style:style style:name="T13" style:family="text">
      <style:text-properties style:font-name="Calibri" fo:letter-spacing="normal" officeooo:rsid="0014f2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Apprendre à voir l'architecture</text:h>
      <text:p text:style-name="P1"/>
      <text:p text:style-name="P2">Définitions</text:p>
      <text:p text:style-name="P2"><text:tab/>Architecte : emprunte au latin "<text:span text:style-name="T1">architectus</text:span><text:span text:style-name="T2">" (1510)</text:span></text:p>
      <text:p text:style-name="P8"><text:tab/><text:tab/>racines grecques</text:p>
      <text:p text:style-name="P8"><text:tab/><text:tab/><text:tab/>arkhi (qui donne archi) = donne ordrdes / prends l'initiative</text:p>
      <text:p text:style-name="P8"><text:tab/><text:tab/><text:tab/>Tektôn = charpentier</text:p>
      <text:p text:style-name="P8"/>
      <text:p text:style-name="P3"><text:span text:style-name="T2"><text:tab/></text:span><text:span text:style-name="T3">Toute constructions est architecture, seulement à diff degrés.</text:span></text:p>
      <text:p text:style-name="P9"/>
      <text:p text:style-name="P4"><text:span text:style-name="T3">A</text:span><text:span text:style-name="T2">rchitecture c'est</text:span></text:p>
      <text:p text:style-name="P10"><text:tab/>une construction</text:p>
      <text:p text:style-name="P10"><text:tab/>des formes</text:p>
      <text:p text:style-name="P10"><text:tab/>des vides</text:p>
      <text:p text:style-name="P10"><text:tab/>agencement de l''espace</text:p>
      <text:p text:style-name="P10"><text:tab/>reflet vie en société</text:p>
      <text:p text:style-name="P10"><text:tab/>politique mais pas que</text:p>
      <text:p text:style-name="P4"><text:span text:style-name="T2"><text:tab/></text:span><text:span text:style-name="T4">témoin d'une époque / regard d'artiste.</text:span></text:p>
      <text:p text:style-name="P5"><text:span text:style-name="T4"><text:tab/></text:span><text:span text:style-name="T2">Symbole pouvoirs / institution</text:span></text:p>
      <text:p text:style-name="P11"/>
      <text:p text:style-name="P12">depuis quand on en fait ?</text:p>
      <text:p text:style-name="P6"><text:span text:style-name="T2"><text:tab/></text:span><text:span text:style-name="T5">Dès néolithique</text:span></text:p>
      <text:p text:style-name="P13"/>
      <text:p text:style-name="P7"><text:span text:style-name="T5">T</text:span><text:span text:style-name="T2">emporalité oeuvre architecturale</text:span></text:p>
      <text:p text:style-name="P14"><text:tab/></text:p>
      <text:p text:style-name="P14"><text:tab/>temps de la commande</text:p>
      <text:p text:style-name="P14"><text:tab/>temps de la conception</text:p>
      <text:p text:style-name="P14"><text:tab/>temps de la réalisation</text:p>
      <text:p text:style-name="P14"><text:tab/>temps de l'utilisation</text:p>
      <text:p text:style-name="P7"><text:span text:style-name="T2"><text:tab/></text:span><text:span text:style-name="T6">temps de la réc</text:span><text:span text:style-name="T7">é</text:span><text:span text:style-name="T6">ption</text:span></text:p>
      <text:p text:style-name="P7"><text:span text:style-name="T6"/></text:p>
      <text:p text:style-name="P16"><text:span text:style-name="T12">L</text:span><text:span text:style-name="T11">es grandes </text:span><text:span text:style-name="T12">catégories</text:span><text:span text:style-name="T11"> d</text:span><text:span text:style-name="T10">’analyse architecturale</text:span></text:p>
      <text:p text:style-name="P16"><text:span text:style-name="T10"/></text:p>
      <text:p text:style-name="P16"><text:span text:style-name="T10"><text:tab/></text:span><text:span text:style-name="T13">dimension contextuelle</text:span></text:p>
      <text:p text:style-name="P16"><text:span text:style-name="T13"><text:tab/>dimension programmatique</text:span></text:p>
      <text:p text:style-name="P16"><text:span text:style-name="T13"><text:tab/>dimension constructive</text:span></text:p>
      <text:p text:style-name="P16"><text:span text:style-name="T13"><text:tab/>dimension formelle</text:span></text:p>
      <text:p text:style-name="P16"><text:span text:style-name="T13"><text:tab/>dimension spatiale</text:span></text:p>
      <text:p text:style-name="P16"><text:span text:style-name="T13"><text:tab/>dimension distributive</text:span></text:p>
      <text:p text:style-name="P16"><text:span text:style-name="T13"><text:tab/>dimension symbolique</text:span></text:p>
      <text:p text:style-name="P16"><text:span text:style-name="T13"><text:tab/>dimension économique</text:span></text:p>
      <text:p text:style-name="P16"><text:span text:style-name="T13"><text:tab/>dimension humaine</text:span></text:p>
      <text:p text:style-name="P1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Vide_7e_LT_7e_Gliederung_20_1" style:display-name="Vide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Vide_7e_LT_7e_Notizen" style:display-name="V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Vide_7e_LT_7e_Hintergrund" style:display-name="V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28S</meta:editing-duration>
    <meta:editing-cycles>14</meta:editing-cycles>
    <meta:generator>LibreOffice/5.3.6.1$Windows_x86 LibreOffice_project/686f202eff87ef707079aeb7f485847613344eb7</meta:generator>
    <dc:date>2017-11-17T08:37:49.882000000</dc:date>
    <meta:document-statistic meta:table-count="0" meta:image-count="0" meta:object-count="0" meta:page-count="1" meta:paragraph-count="35" meta:word-count="117" meta:character-count="885" meta:non-whitespace-character-count="768"/>
    <meta:user-defined meta:name="Info 1"/>
    <meta:user-defined meta:name="Info 2"/>
    <meta:user-defined meta:name="Info 3"/>
    <meta:user-defined meta:name="Info 4"/>
  </office:meta>
</office:document-meta>
</file>